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Sans-serif" fo:font-size="18pt" fo:language="zxx" fo:country="none" officeooo:rsid="001c9691" officeooo:paragraph-rsid="001c9691" style:font-size-asian="18pt" style:language-asian="zxx" style:country-asian="none" style:font-size-complex="18pt" style:language-complex="zxx" style:country-complex="none"/>
    </style:style>
    <style:style style:name="P2" style:family="paragraph" style:parent-style-name="Standard">
      <style:text-properties style:font-name="Sans-serif" fo:font-size="18pt" fo:language="zxx" fo:country="none" officeooo:paragraph-rsid="001c6421" style:font-size-asian="18pt" style:language-asian="zxx" style:country-asian="none" style:font-size-complex="18pt" style:language-complex="zxx" style:country-complex="none"/>
    </style:style>
    <style:style style:name="P3" style:family="paragraph" style:parent-style-name="Standard">
      <style:text-properties style:font-name="Sans-serif" fo:font-size="18pt" fo:language="zxx" fo:country="none" officeooo:rsid="001d3f03" officeooo:paragraph-rsid="001d3f03" style:font-size-asian="18pt" style:language-asian="zxx" style:country-asian="none" style:font-size-complex="18pt" style:language-complex="zxx" style:country-complex="none"/>
    </style:style>
    <style:style style:name="P4" style:family="paragraph" style:parent-style-name="Standard">
      <style:text-properties style:font-name="Sans-serif" fo:font-size="18pt" fo:language="zxx" fo:country="none" officeooo:paragraph-rsid="002233d4" style:font-size-asian="18pt" style:language-asian="zxx" style:country-asian="none" style:font-size-complex="18pt" style:language-complex="zxx" style:country-complex="none"/>
    </style:style>
    <style:style style:name="P5" style:family="paragraph" style:parent-style-name="Standard">
      <style:text-properties style:font-name="Sans-serif" fo:font-size="18pt" fo:language="zxx" fo:country="none" officeooo:paragraph-rsid="003801d1" style:font-size-asian="18pt" style:language-asian="zxx" style:country-asian="none" style:font-size-complex="18pt" style:language-complex="zxx" style:country-complex="none"/>
    </style:style>
    <style:style style:name="P6" style:family="paragraph" style:parent-style-name="Standard">
      <style:text-properties style:font-name="Sans-serif" fo:font-size="18pt" fo:language="zxx" fo:country="none" fo:font-weight="bold" officeooo:rsid="0037923a" officeooo:paragraph-rsid="003801d1" style:font-size-asian="18pt" style:language-asian="zxx" style:country-asian="none" style:font-weight-asian="bold" style:font-size-complex="18pt" style:language-complex="zxx" style:country-complex="none" style:font-weight-complex="bold"/>
    </style:style>
    <style:style style:name="P7" style:family="paragraph" style:parent-style-name="Standard">
      <style:text-properties style:font-name="Sans-serif" fo:font-size="12pt" fo:language="zxx" fo:country="none" officeooo:paragraph-rsid="001c6421" style:language-asian="zxx" style:country-asian="none" style:language-complex="zxx" style:country-complex="none"/>
    </style:style>
    <style:style style:name="P8" style:family="paragraph" style:parent-style-name="Standard">
      <style:text-properties style:font-name="Sans-serif" fo:font-size="12pt" fo:language="zxx" fo:country="none" officeooo:paragraph-rsid="001cdb21" style:language-asian="zxx" style:country-asian="none" style:language-complex="zxx" style:country-complex="none"/>
    </style:style>
    <style:style style:name="P9" style:family="paragraph" style:parent-style-name="Standard">
      <style:text-properties style:font-name="Sans-serif" fo:font-size="12pt" fo:language="zxx" fo:country="none" officeooo:paragraph-rsid="001d3f03" style:language-asian="zxx" style:country-asian="none" style:language-complex="zxx" style:country-complex="none"/>
    </style:style>
    <style:style style:name="P10" style:family="paragraph" style:parent-style-name="Standard">
      <style:text-properties style:font-name="Sans-serif" fo:font-size="12pt" fo:language="zxx" fo:country="none" officeooo:paragraph-rsid="001ee15c" style:language-asian="zxx" style:country-asian="none" style:language-complex="zxx" style:country-complex="none"/>
    </style:style>
    <style:style style:name="P11" style:family="paragraph" style:parent-style-name="Standard">
      <style:text-properties style:font-name="Sans-serif" fo:font-size="12pt" fo:language="zxx" fo:country="none" officeooo:paragraph-rsid="001c9691" style:language-asian="zxx" style:country-asian="none" style:language-complex="zxx" style:country-complex="none"/>
    </style:style>
    <style:style style:name="P12" style:family="paragraph" style:parent-style-name="Standard">
      <style:text-properties style:font-name="Sans-serif" fo:font-size="12pt" fo:language="zxx" fo:country="none" officeooo:rsid="001d3f03" officeooo:paragraph-rsid="001d3f03" style:font-size-asian="18pt" style:language-asian="zxx" style:country-asian="none" style:font-size-complex="18pt" style:language-complex="zxx" style:country-complex="none"/>
    </style:style>
    <style:style style:name="P13" style:family="paragraph" style:parent-style-name="Standard">
      <style:text-properties style:font-name="Sans-serif" fo:font-size="12pt" fo:language="zxx" fo:country="none" fo:font-weight="normal" officeooo:rsid="00203de9" officeooo:paragraph-rsid="002233d4"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text-properties style:font-name="Sans-serif" fo:font-size="12pt" fo:language="zxx" fo:country="none" fo:font-weight="normal" officeooo:rsid="002233d4" officeooo:paragraph-rsid="002233d4"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text-properties style:font-name="Sans-serif" fo:font-size="12pt" fo:language="zxx" fo:country="none" fo:font-weight="normal" officeooo:rsid="002aa1ca" officeooo:paragraph-rsid="00290fdf"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text-properties style:font-name="Sans-serif" fo:font-size="12pt" fo:language="zxx" fo:country="none" fo:font-weight="normal" officeooo:rsid="002be99a" officeooo:paragraph-rsid="002aa1ca"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text-properties style:font-name="Sans-serif" fo:font-size="12pt" fo:language="zxx" fo:country="none" officeooo:paragraph-rsid="002eec7c" style:font-size-asian="12pt" style:language-asian="zxx" style:country-asian="none" style:font-size-complex="12pt" style:language-complex="zxx" style:country-complex="none"/>
    </style:style>
    <style:style style:name="P18" style:family="paragraph" style:parent-style-name="Standard">
      <style:text-properties style:font-name="Sans-serif" fo:font-size="12pt" fo:language="zxx" fo:country="none" officeooo:paragraph-rsid="00329946" style:font-size-asian="12pt" style:language-asian="zxx" style:country-asian="none" style:font-size-complex="12pt" style:language-complex="zxx" style:country-complex="none"/>
    </style:style>
    <style:style style:name="P19" style:family="paragraph" style:parent-style-name="Standard">
      <style:text-properties style:font-name="Sans-serif" fo:font-size="15pt" fo:language="zxx" fo:country="none" fo:font-weight="bold" officeooo:paragraph-rsid="0022ce1a" style:language-asian="zxx" style:country-asian="none" style:language-complex="zxx" style:country-complex="none"/>
    </style:style>
    <style:style style:name="P20" style:family="paragraph" style:parent-style-name="Standard">
      <style:text-properties style:font-name="Sans-serif" fo:font-size="15pt" fo:language="zxx" fo:country="none" fo:font-weight="bold" officeooo:rsid="0025bf9c" officeooo:paragraph-rsid="0025bf9c" style:language-asian="zxx" style:country-asian="none" style:language-complex="zxx" style:country-complex="none"/>
    </style:style>
    <style:style style:name="P21" style:family="paragraph" style:parent-style-name="Standard">
      <style:text-properties style:font-name="Sans-serif" fo:font-size="15pt" fo:language="zxx" fo:country="none" fo:font-weight="bold" officeooo:rsid="002233d4" officeooo:paragraph-rsid="0022ce1a" style:font-size-asian="15pt" style:language-asian="zxx" style:country-asian="none" style:font-weight-asian="bold" style:font-size-complex="15pt" style:language-complex="zxx" style:country-complex="none" style:font-weight-complex="bold"/>
    </style:style>
    <style:style style:name="P22" style:family="paragraph" style:parent-style-name="Standard">
      <style:text-properties style:font-name="Sans-serif" fo:font-size="15pt" fo:language="zxx" fo:country="none" fo:font-weight="bold" officeooo:rsid="00203de9" officeooo:paragraph-rsid="002233d4" style:font-size-asian="15pt" style:language-asian="zxx" style:country-asian="none" style:font-weight-asian="bold" style:font-size-complex="15pt" style:language-complex="zxx" style:country-complex="none" style:font-weight-complex="bold"/>
    </style:style>
    <style:style style:name="P23" style:family="paragraph" style:parent-style-name="Standard">
      <style:text-properties style:font-name="Sans-serif" fo:font-size="15pt" fo:language="zxx" fo:country="none" fo:font-weight="bold" officeooo:rsid="00290fdf" officeooo:paragraph-rsid="00290fdf" style:font-size-asian="15pt" style:language-asian="zxx" style:country-asian="none" style:font-weight-asian="bold" style:font-size-complex="15pt" style:language-complex="zxx" style:country-complex="none" style:font-weight-complex="bold"/>
    </style:style>
    <style:style style:name="P24" style:family="paragraph" style:parent-style-name="Standard">
      <style:text-properties style:font-name="Sans-serif" fo:font-size="15pt" fo:language="zxx" fo:country="none" fo:font-weight="bold" officeooo:rsid="002aa1ca" officeooo:paragraph-rsid="002aa1ca" style:font-size-asian="15pt" style:language-asian="zxx" style:country-asian="none" style:font-weight-asian="bold" style:font-size-complex="15pt" style:language-complex="zxx" style:country-complex="none" style:font-weight-complex="bold"/>
    </style:style>
    <style:style style:name="P25" style:family="paragraph" style:parent-style-name="Standard">
      <style:text-properties style:font-name="Sans-serif" fo:font-size="15pt" fo:language="zxx" fo:country="none" fo:font-weight="bold" officeooo:rsid="00387003" officeooo:paragraph-rsid="00387003" style:font-size-asian="15pt" style:language-asian="zxx" style:country-asian="none" style:font-weight-asian="bold" style:font-size-complex="15pt" style:language-complex="zxx" style:country-complex="none" style:font-weight-complex="bold"/>
    </style:style>
    <style:style style:name="P26" style:family="paragraph" style:parent-style-name="Standard">
      <style:text-properties style:font-name="Sans-serif" fo:font-size="15pt" fo:language="zxx" fo:country="none" fo:font-weight="bold" officeooo:rsid="00387003" officeooo:paragraph-rsid="003df7e3" style:font-size-asian="15pt" style:language-asian="zxx" style:country-asian="none" style:font-weight-asian="bold" style:font-size-complex="15pt" style:language-complex="zxx" style:country-complex="none" style:font-weight-complex="bold"/>
    </style:style>
    <style:style style:name="P27" style:family="paragraph" style:parent-style-name="Standard">
      <style:text-properties style:font-name="Sans-serif" fo:font-size="15pt" fo:language="zxx" fo:country="none" fo:font-weight="bold" officeooo:rsid="00387003" officeooo:paragraph-rsid="00407a41" style:font-size-asian="15pt" style:language-asian="zxx" style:country-asian="none" style:font-weight-asian="bold" style:font-size-complex="15pt" style:language-complex="zxx" style:country-complex="none" style:font-weight-complex="bold"/>
    </style:style>
    <style:style style:name="P28" style:family="paragraph" style:parent-style-name="Standard">
      <style:text-properties style:font-name="Sans-serif" fo:language="zxx" fo:country="none" officeooo:paragraph-rsid="001c6421" style:language-asian="zxx" style:country-asian="none" style:language-complex="zxx" style:country-complex="none"/>
    </style:style>
    <style:style style:name="P29" style:family="paragraph" style:parent-style-name="Standard">
      <style:text-properties style:font-name="Sans-serif" fo:language="zxx" fo:country="none" officeooo:paragraph-rsid="001d3f03" style:language-asian="zxx" style:country-asian="none" style:language-complex="zxx" style:country-complex="none"/>
    </style:style>
    <style:style style:name="P30" style:family="paragraph" style:parent-style-name="Standard">
      <style:text-properties style:font-name="Sans-serif" fo:language="zxx" fo:country="none" officeooo:paragraph-rsid="001c9691" style:language-asian="zxx" style:country-asian="none" style:language-complex="zxx" style:country-complex="none"/>
    </style:style>
    <style:style style:name="P31" style:family="paragraph" style:parent-style-name="Standard">
      <style:text-properties style:font-name="Sans-serif" fo:language="zxx" fo:country="none" officeooo:paragraph-rsid="001ee15c" style:language-asian="zxx" style:country-asian="none" style:language-complex="zxx" style:country-complex="none"/>
    </style:style>
    <style:style style:name="P32" style:family="paragraph" style:parent-style-name="Standard">
      <style:text-properties fo:language="zxx" fo:country="none" officeooo:paragraph-rsid="0030caa0" style:language-asian="zxx" style:country-asian="none" style:language-complex="zxx" style:country-complex="none"/>
    </style:style>
    <style:style style:name="P33" style:family="paragraph" style:parent-style-name="Standard">
      <style:text-properties officeooo:paragraph-rsid="002cb71b"/>
    </style:style>
    <style:style style:name="P34" style:family="paragraph" style:parent-style-name="Standard">
      <style:text-properties fo:font-variant="normal" fo:text-transform="none" fo:color="#000000" style:font-name="sans-serif" fo:font-size="12pt" fo:letter-spacing="normal" fo:language="zxx" fo:country="none" fo:font-style="normal" fo:font-weight="normal" officeooo:paragraph-rsid="002cb71b"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text-properties fo:font-variant="normal" fo:text-transform="none" fo:color="#000000" style:text-line-through-style="none" style:text-line-through-type="none" style:font-name="sans-serif" fo:font-size="15pt" fo:letter-spacing="normal" fo:language="zxx" fo:country="none" fo:font-style="normal" style:text-underline-style="none" fo:font-weight="normal" officeooo:rsid="002eec7c" officeooo:paragraph-rsid="002eec7c" style:text-blinking="false" fo:background-color="#ffffff" style:font-size-asian="15pt" style:language-asian="zxx" style:country-asian="none" style:font-weight-asian="normal" style:font-size-complex="15pt" style:language-complex="zxx" style:country-complex="none" style:font-weight-complex="normal"/>
    </style:style>
    <style:style style:name="P36"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2eec7c" officeooo:paragraph-rsid="002eec7c" style:text-blinking="false" fo:background-color="#ffffff"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2fa495" officeooo:paragraph-rsid="002eec7c" style:text-blinking="false" fo:background-color="#ffffff"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0caa0" officeooo:paragraph-rsid="0030caa0" style:text-blinking="false" fo:background-color="#ffffff"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0caa0" officeooo:paragraph-rsid="0030caa0" style:text-blinking="false" fo:background-color="#ffffff"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0ff07" officeooo:paragraph-rsid="0030ff07" style:text-blinking="false" fo:background-color="#ffffff"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text-properties fo:font-size="15pt" fo:language="zxx" fo:country="none" fo:font-weight="bold" officeooo:rsid="0030ff07" officeooo:paragraph-rsid="0030ff07" style:font-size-asian="15pt" style:language-asian="zxx" style:country-asian="none" style:font-weight-asian="bold" style:font-size-complex="15pt" style:language-complex="zxx" style:country-complex="none" style:font-weight-complex="bold"/>
    </style:style>
    <style:style style:name="P42" style:family="paragraph" style:parent-style-name="Standard">
      <style:text-properties fo:font-size="15pt" fo:language="zxx" fo:country="none" fo:font-weight="bold" officeooo:rsid="0031f3b4" officeooo:paragraph-rsid="0031f3b4" style:font-size-asian="15pt" style:language-asian="zxx" style:country-asian="none" style:font-weight-asian="bold" style:font-size-complex="15pt" style:language-complex="zxx" style:country-complex="none" style:font-weight-complex="bold"/>
    </style:style>
    <style:style style:name="P43" style:family="paragraph" style:parent-style-name="Standard">
      <style:text-properties fo:font-size="15pt" fo:language="zxx" fo:country="none" fo:font-weight="bold" officeooo:rsid="0037923a" officeooo:paragraph-rsid="0037923a" style:font-size-asian="13.1000003814697pt" style:language-asian="zxx" style:country-asian="none" style:font-weight-asian="bold" style:font-size-complex="15pt" style:language-complex="zxx" style:country-complex="none" style:font-weight-complex="bold"/>
    </style:style>
    <style:style style:name="P44" style:family="paragraph" style:parent-style-name="Heading_20_1">
      <style:text-properties fo:language="zxx" fo:country="none" officeooo:paragraph-rsid="002cfbd8" style:language-asian="zxx" style:country-asian="none" style:language-complex="zxx" style:country-complex="none"/>
    </style:style>
    <style:style style:name="P45" style:family="paragraph" style:parent-style-name="Text_20_body">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2eec7c" officeooo:paragraph-rsid="002cfbd8" style:text-blinking="false" fo:background-color="#ffffff"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7923a" officeooo:paragraph-rsid="0031f3b4" style:text-blinking="false" fo:background-color="#ffffff"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801d1" officeooo:paragraph-rsid="0037923a" style:text-blinking="false" fo:background-color="#ffffff"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text-properties fo:font-variant="normal" fo:text-transform="none" fo:color="#000000" style:text-line-through-style="none" style:text-line-through-type="none" style:font-name="sans-serif" fo:font-size="18pt" fo:letter-spacing="normal" fo:language="zxx" fo:country="none" fo:font-style="normal" style:text-underline-style="none" fo:font-weight="normal" officeooo:rsid="002eec7c" officeooo:paragraph-rsid="003801d1" style:text-blinking="false" fo:background-color="#ffffff" style:font-size-asian="18pt" style:language-asian="zxx" style:country-asian="none" style:font-weight-asian="normal" style:font-size-complex="18pt" style:language-complex="zxx" style:country-complex="none" style:font-weight-complex="normal"/>
    </style:style>
    <style:style style:name="P49"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87003" officeooo:paragraph-rsid="00387003" style:text-blinking="false" fo:background-color="#ffffff"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df7e3" officeooo:paragraph-rsid="003df7e3" style:text-blinking="false" fo:background-color="#ffffff" style:font-size-asian="10.5pt" style:language-asian="zxx" style:country-asian="none" style:font-weight-asian="normal" style:font-size-complex="12pt" style:language-complex="zxx" style:country-complex="none" style:font-weight-complex="normal"/>
    </style:style>
    <style:style style:name="T1" style:family="text">
      <style:text-properties officeooo:rsid="001f0428"/>
    </style:style>
    <style:style style:name="T2" style:family="text">
      <style:text-properties officeooo:rsid="001c6421"/>
    </style:style>
    <style:style style:name="T3" style:family="text">
      <style:text-properties fo:font-size="12pt"/>
    </style:style>
    <style:style style:name="T4" style:family="text">
      <style:text-properties fo:font-size="12pt"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298306" style:font-size-asian="10.5pt" style:font-weight-asian="normal" style:font-size-complex="12pt" style:font-weight-complex="normal"/>
    </style:style>
    <style:style style:name="T9" style:family="text">
      <style:text-properties fo:font-size="12pt" fo:font-weight="normal" officeooo:rsid="002aa1ca" style:font-size-asian="10.5pt" style:font-weight-asian="normal" style:font-size-complex="12pt" style:font-weight-complex="normal"/>
    </style:style>
    <style:style style:name="T10" style:family="text">
      <style:text-properties fo:font-size="12pt" fo:font-weight="normal" officeooo:rsid="002be99a" style:font-size-asian="10.5pt" style:font-weight-asian="normal" style:font-size-complex="12pt" style:font-weight-complex="normal"/>
    </style:style>
    <style:style style:name="T11" style:family="text">
      <style:text-properties fo:font-size="12pt" fo:font-weight="normal" officeooo:rsid="0045b0c1" style:font-size-asian="10.5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officeooo:rsid="001cdb21"/>
    </style:style>
    <style:style style:name="T14" style:family="text">
      <style:text-properties officeooo:rsid="0020d8d0"/>
    </style:style>
    <style:style style:name="T15" style:family="text">
      <style:text-properties officeooo:rsid="001d3f03"/>
    </style:style>
    <style:style style:name="T16" style:family="text">
      <style:text-properties style:font-size-asian="18pt" style:font-size-complex="18pt"/>
    </style:style>
    <style:style style:name="T17" style:family="text">
      <style:text-properties officeooo:rsid="001d3f03" style:font-size-asian="18pt" style:font-size-complex="18pt"/>
    </style:style>
    <style:style style:name="T18" style:family="text">
      <style:text-properties officeooo:rsid="0044a73f" style:font-size-asian="18pt" style:font-size-complex="18pt"/>
    </style:style>
    <style:style style:name="T19" style:family="text">
      <style:text-properties officeooo:rsid="001ee15c"/>
    </style:style>
    <style:style style:name="T20" style:family="text">
      <style:text-properties officeooo:rsid="00179eb5"/>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size="15pt" fo:font-weight="bold" officeooo:rsid="001d3f03" style:font-size-asian="15pt" style:font-weight-asian="bold" style:font-size-complex="15pt" style:font-weight-complex="bold"/>
    </style:style>
    <style:style style:name="T23" style:family="text">
      <style:text-properties fo:font-weight="normal" officeooo:rsid="002233d4" style:font-weight-asian="normal" style:font-weight-complex="normal"/>
    </style:style>
    <style:style style:name="T24" style:family="text">
      <style:text-properties fo:font-weight="normal" officeooo:rsid="00203de9" style:font-weight-asian="normal" style:font-weight-complex="normal"/>
    </style:style>
    <style:style style:name="T25" style:family="text">
      <style:text-properties fo:font-weight="normal" officeooo:rsid="00450f88" style:font-weight-asian="normal" style:font-weight-complex="normal"/>
    </style:style>
    <style:style style:name="T26" style:family="text">
      <style:text-properties officeooo:rsid="0022ce1a"/>
    </style:style>
    <style:style style:name="T27" style:family="text">
      <style:text-properties fo:font-variant="normal" fo:text-transform="none" fo:color="#222222" fo:font-size="12pt" fo:letter-spacing="normal" fo:font-style="normal" fo:font-weight="normal" officeooo:rsid="0022ce1a" style:font-size-asian="12pt" style:font-weight-asian="normal" style:font-size-complex="12pt" style:font-weight-complex="normal"/>
    </style:style>
    <style:style style:name="T28"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000000" fo:font-size="12pt" fo:letter-spacing="normal" fo:font-style="normal" fo:font-weight="normal" officeooo:rsid="0022ce1a" style:font-size-asian="12pt" style:font-weight-asian="normal" style:font-size-complex="12pt" style:font-weight-complex="normal"/>
    </style:style>
    <style:style style:name="T30" style:family="text">
      <style:text-properties fo:font-variant="normal" fo:text-transform="none" fo:color="#000000" fo:font-size="12pt" fo:letter-spacing="normal" fo:font-style="normal" fo:font-weight="normal" officeooo:rsid="00242b32" style:font-size-asian="12pt" style:font-weight-asian="normal" style:font-size-complex="12pt" style:font-weight-complex="normal"/>
    </style:style>
    <style:style style:name="T31" style:family="text">
      <style:text-properties fo:font-variant="normal" fo:text-transform="none" fo:color="#000000" fo:font-size="12pt" fo:letter-spacing="normal" fo:font-style="normal" fo:font-weight="normal" officeooo:rsid="0044e380" style:font-size-asian="12pt" style:font-weight-asian="normal" style:font-size-complex="12pt" style:font-weight-complex="normal"/>
    </style:style>
    <style:style style:name="T32"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33"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34"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35"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2eec7c" style:text-blinking="false" fo:background-color="#ffffff" loext:char-shading-value="0" style:font-size-asian="12pt" style:font-weight-asian="normal" style:font-size-complex="12pt" style:font-weight-complex="normal"/>
    </style:style>
    <style:style style:name="T36"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style:style>
    <style:style style:name="T37"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0caa0" style:text-blinking="false" fo:background-color="#ffffff" loext:char-shading-value="0" style:font-size-asian="10.5pt" style:font-weight-asian="normal" style:font-size-complex="12pt" style:font-weight-complex="normal"/>
    </style:style>
    <style:style style:name="T38"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8afdf" style:text-blinking="false" fo:background-color="#ffffff" loext:char-shading-value="0" style:font-size-asian="10.5pt" style:font-weight-asian="normal" style:font-size-complex="12pt" style:font-weight-complex="normal"/>
    </style:style>
    <style:style style:name="T39"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9bd25" style:text-blinking="false" fo:background-color="#ffffff" loext:char-shading-value="0" style:font-size-asian="10.5pt" style:font-weight-asian="normal" style:font-size-complex="12pt" style:font-weight-complex="normal"/>
    </style:style>
    <style:style style:name="T40"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9bdf5" style:text-blinking="false" fo:background-color="#ffffff" loext:char-shading-value="0" style:font-size-asian="10.5pt" style:font-weight-asian="normal" style:font-size-complex="12pt" style:font-weight-complex="normal"/>
    </style:style>
    <style:style style:name="T41"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c3a67" style:text-blinking="false" fo:background-color="#ffffff" loext:char-shading-value="0" style:font-size-asian="10.5pt" style:font-weight-asian="normal" style:font-size-complex="12pt" style:font-weight-complex="normal"/>
    </style:style>
    <style:style style:name="T42"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d3cd5" style:text-blinking="false" fo:background-color="#ffffff" loext:char-shading-value="0" style:font-size-asian="10.5pt" style:font-weight-asian="normal" style:font-size-complex="12pt" style:font-weight-complex="normal"/>
    </style:style>
    <style:style style:name="T43"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df7e3" style:text-blinking="false" fo:background-color="#ffffff" loext:char-shading-value="0" style:font-size-asian="10.5pt" style:font-weight-asian="normal" style:font-size-complex="12pt" style:font-weight-complex="normal"/>
    </style:style>
    <style:style style:name="T44"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ea03e" style:text-blinking="false" fo:background-color="#ffffff" loext:char-shading-value="0" style:font-size-asian="10.5pt" style:font-weight-asian="normal" style:font-size-complex="12pt" style:font-weight-complex="normal"/>
    </style:style>
    <style:style style:name="T45"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407a41" style:text-blinking="false" fo:background-color="#ffffff" loext:char-shading-value="0" style:font-size-asian="10.5pt" style:font-weight-asian="normal" style:font-size-complex="12pt" style:font-weight-complex="normal"/>
    </style:style>
    <style:style style:name="T46"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427655" style:text-blinking="false" fo:background-color="#ffffff" loext:char-shading-value="0" style:font-size-asian="10.5pt" style:font-weight-asian="normal" style:font-size-complex="12pt" style:font-weight-complex="normal"/>
    </style:style>
    <style:style style:name="T47"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47a274" style:text-blinking="false" fo:background-color="#ffffff" loext:char-shading-value="0" style:font-size-asian="10.5pt" style:font-weight-asian="normal" style:font-size-complex="12pt" style:font-weight-complex="normal"/>
    </style:style>
    <style:style style:name="T48"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4914c9" style:text-blinking="false" fo:background-color="#ffffff" loext:char-shading-value="0" style:font-size-asian="10.5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sans-serif" fo:font-size="12pt" fo:letter-spacing="normal" fo:font-style="normal" style:text-underline-style="none" fo:font-weight="bold" officeooo:rsid="0030caa0" style:text-blinking="false" fo:background-color="#ffffff" loext:char-shading-value="0" style:font-size-asian="12pt" style:font-weight-asian="bold" style:font-size-complex="12pt" style:font-weight-complex="bold"/>
    </style:style>
    <style:style style:name="T50" style:family="text">
      <style:text-properties fo:font-variant="normal" fo:text-transform="none" fo:color="#000000" style:text-line-through-style="none" style:text-line-through-type="none" style:font-name="sans-serif" fo:font-size="12pt" fo:letter-spacing="normal" fo:font-style="italic" style:text-underline-style="none" fo:font-weight="normal" officeooo:rsid="002eec7c" style:text-blinking="false" fo:background-color="#ffffff"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sans-serif" fo:letter-spacing="normal" fo:font-style="normal" style:text-underline-style="none" fo:font-weight="normal" officeooo:rsid="002233d4" style:text-blinking="false" fo:background-color="#ffffff" loext:char-shading-value="0" style:font-weight-asian="normal" style:font-weight-complex="normal"/>
    </style:style>
    <style:style style:name="T52" style:family="text">
      <style:text-properties fo:font-variant="normal" fo:text-transform="none" fo:color="#000000" style:text-line-through-style="none" style:text-line-through-type="none" style:font-name="sans-serif" fo:letter-spacing="normal" fo:font-style="normal" style:text-underline-style="none" fo:font-weight="normal" officeooo:rsid="00203de9" style:text-blinking="false" fo:background-color="#ffffff" loext:char-shading-value="0" style:font-weight-asian="normal" style:font-weight-complex="normal"/>
    </style:style>
    <style:style style:name="T53" style:family="text">
      <style:text-properties fo:font-variant="normal" fo:text-transform="none" fo:color="#000000" style:text-line-through-style="none" style:text-line-through-type="none" style:font-name="sans-serif" fo:letter-spacing="normal" fo:font-style="normal" style:text-underline-style="none" fo:font-weight="normal" officeooo:rsid="002eec7c" style:text-blinking="false" fo:background-color="#ffffff" loext:char-shading-value="0" style:font-weight-asian="normal" style:font-weight-complex="normal"/>
    </style:style>
    <style:style style:name="T54" style:family="text">
      <style:text-properties fo:font-variant="normal" fo:text-transform="none" fo:color="#000000" style:text-line-through-style="none" style:text-line-through-type="none" style:font-name="sans-serif" fo:letter-spacing="normal" fo:font-style="normal" style:text-underline-style="none" fo:font-weight="normal" officeooo:rsid="002fa495" style:text-blinking="false" fo:background-color="#ffffff" loext:char-shading-value="0" style:font-weight-asian="normal" style:font-weight-complex="normal"/>
    </style:style>
    <style:style style:name="T55" style:family="text">
      <style:text-properties fo:font-variant="normal" fo:text-transform="none" fo:color="#000000" style:text-line-through-style="none" style:text-line-through-type="none" style:font-name="sans-serif" fo:letter-spacing="normal" fo:font-style="normal" style:text-underline-style="none" fo:font-weight="normal" officeooo:rsid="00329946" style:text-blinking="false" fo:background-color="#ffffff" loext:char-shading-value="0" style:font-weight-asian="normal" style:font-weight-complex="normal"/>
    </style:style>
    <style:style style:name="T56" style:family="text">
      <style:text-properties fo:font-variant="normal" fo:text-transform="none" fo:color="#000000" style:text-line-through-style="none" style:text-line-through-type="none" style:font-name="sans-serif" fo:letter-spacing="normal" fo:font-style="normal" style:text-underline-style="none" fo:font-weight="normal" officeooo:rsid="003801d1" style:text-blinking="false" fo:background-color="#ffffff" loext:char-shading-value="0" style:font-weight-asian="normal" style:font-weight-complex="normal"/>
    </style:style>
    <style:style style:name="T57" style:family="text">
      <style:text-properties fo:font-variant="normal" fo:text-transform="none" fo:color="#000000" style:text-line-through-style="none" style:text-line-through-type="none" style:font-name="sans-serif" fo:letter-spacing="normal" fo:font-style="normal" style:text-underline-style="none" fo:font-weight="normal" officeooo:rsid="0045b0c1" style:text-blinking="false" fo:background-color="#ffffff" loext:char-shading-value="0" style:font-weight-asian="normal" style:font-weight-complex="normal"/>
    </style:style>
    <style:style style:name="T58" style:family="text">
      <style:text-properties fo:font-variant="normal" fo:text-transform="none" fo:color="#000000" style:text-line-through-style="none" style:text-line-through-type="none" style:font-name="sans-serif" fo:letter-spacing="normal" fo:font-style="normal" style:text-underline-style="none" fo:font-weight="normal" officeooo:rsid="0047a274" style:text-blinking="false" fo:background-color="#ffffff" loext:char-shading-value="0" style:font-weight-asian="normal" style:font-weight-complex="normal"/>
    </style:style>
    <style:style style:name="T59" style:family="text">
      <style:text-properties fo:font-variant="normal" fo:text-transform="none" fo:color="#000000" style:text-line-through-style="none" style:text-line-through-type="none" style:font-name="sans-serif" fo:letter-spacing="normal" fo:font-style="normal" style:text-underline-style="none" style:text-blinking="false" fo:background-color="#ffffff" loext:char-shading-value="0"/>
    </style:style>
    <style:style style:name="T60" style:family="text">
      <style:text-properties fo:font-variant="normal" fo:text-transform="none" fo:color="#000000" style:text-line-through-style="none" style:text-line-through-type="none" style:font-name="sans-serif" fo:letter-spacing="normal" fo:font-style="normal" style:text-underline-style="none" officeooo:rsid="002eec7c"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15pt" fo:letter-spacing="normal" fo:font-style="normal" style:text-underline-style="none" fo:font-weight="bold" officeooo:rsid="002fa495" style:text-blinking="false" fo:background-color="#ffffff" loext:char-shading-value="0" style:font-size-asian="15pt" style:font-weight-asian="bold" style:font-size-complex="15pt" style:font-weight-complex="bold"/>
    </style:style>
    <style:style style:name="T62" style:family="text">
      <style:text-properties fo:font-variant="normal" fo:text-transform="none" fo:color="#000000" style:text-line-through-style="none" style:text-line-through-type="none" style:font-name="sans-serif" fo:font-size="15pt" fo:letter-spacing="normal" fo:font-style="normal" style:text-underline-style="none" fo:font-weight="bold" officeooo:rsid="0030caa0" style:text-blinking="false" fo:background-color="#ffffff" loext:char-shading-value="0" style:font-size-asian="15pt" style:font-weight-asian="bold" style:font-size-complex="15pt" style:font-weight-complex="bold"/>
    </style:style>
    <style:style style:name="T63"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64"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style:style>
    <style:style style:name="T65"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320c6" style:text-blinking="false" fo:background-color="#ffffff" loext:char-shading-value="0" style:font-size-asian="10.5pt" style:font-weight-asian="normal" style:font-size-complex="12pt" style:font-weight-complex="normal"/>
    </style:style>
    <style:style style:name="T66"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50ce5" style:text-blinking="false" fo:background-color="#ffffff" loext:char-shading-value="0" style:font-size-asian="10.5pt" style:font-weight-asian="normal" style:font-size-complex="12pt" style:font-weight-complex="normal"/>
    </style:style>
    <style:style style:name="T67"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62bf1" style:text-blinking="false" fo:background-color="#ffffff" loext:char-shading-value="0" style:font-size-asian="10.5pt" style:font-weight-asian="normal" style:font-size-complex="12pt" style:font-weight-complex="normal"/>
    </style:style>
    <style:style style:name="T68"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7923a" style:text-blinking="false" fo:background-color="#ffffff" loext:char-shading-value="0" style:font-size-asian="10.5pt" style:font-weight-asian="normal" style:font-size-complex="12pt" style:font-weight-complex="normal"/>
    </style:style>
    <style:style style:name="T69"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801d1" style:text-blinking="false" fo:background-color="#ffffff" loext:char-shading-value="0" style:font-size-asian="10.5pt" style:font-weight-asian="normal" style:font-size-complex="12pt" style:font-weight-complex="normal"/>
    </style:style>
    <style:style style:name="T70"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407a41" style:text-blinking="false" fo:background-color="#ffffff" loext:char-shading-value="0" style:font-size-asian="10.5pt" style:font-weight-asian="normal" style:font-size-complex="12pt" style:font-weight-complex="normal"/>
    </style:style>
    <style:style style:name="T71"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47a274" style:text-blinking="false" fo:background-color="#ffffff" loext:char-shading-value="0" style:font-size-asian="10.5pt" style:font-weight-asian="normal" style:font-size-complex="12pt" style:font-weight-complex="normal"/>
    </style:style>
    <style:style style:name="T72"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73"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2cfbd8"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74" style:family="text">
      <style:text-properties fo:font-variant="normal" fo:text-transform="none" fo:color="#000000" style:text-line-through-style="none" style:text-line-through-type="none" style:font-name="Sans-serif" fo:font-size="12pt" fo:letter-spacing="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75" style:family="text">
      <style:text-properties fo:font-variant="normal" fo:text-transform="none" fo:color="#000000" style:text-line-through-style="none" style:text-line-through-type="none" style:font-name="Sans-serif" fo:letter-spacing="normal" fo:font-style="normal" style:text-underline-style="none" style:text-blinking="false" fo:background-color="#ffffff" loext:char-shading-value="0"/>
    </style:style>
    <style:style style:name="T76" style:family="text">
      <style:text-properties fo:font-variant="normal" fo:text-transform="none" fo:color="#000000" style:text-line-through-style="none" style:text-line-through-type="none" style:font-name="Sans-serif" fo:letter-spacing="normal" fo:font-style="normal" style:text-underline-style="none" officeooo:rsid="0030caa0" style:text-blinking="false" fo:background-color="#ffffff" loext:char-shading-value="0"/>
    </style:style>
    <style:style style:name="T77" style:family="text">
      <style:text-properties fo:font-variant="normal" fo:text-transform="none" fo:color="#000000" style:font-name="sans-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78" style:family="text">
      <style:text-properties fo:font-variant="normal" fo:text-transform="none" fo:color="#000000" style:font-name="sans-serif" fo:font-size="12pt" fo:letter-spacing="normal" fo:font-style="normal" fo:font-weight="normal" style:font-size-asian="12pt" style:font-weight-asian="normal" style:font-size-complex="12pt" style:font-weight-complex="normal"/>
    </style:style>
    <style:style style:name="T79" style:family="text">
      <style:text-properties fo:font-variant="normal" fo:text-transform="none" fo:color="#000000" style:font-name="sans-serif" fo:font-size="12pt" fo:letter-spacing="normal" fo:font-style="normal" fo:font-weight="normal" officeooo:rsid="002cfbd8" style:font-size-asian="12pt" style:font-weight-asian="normal" style:font-size-complex="12pt" style:font-weight-complex="normal"/>
    </style:style>
    <style:style style:name="T80" style:family="text">
      <style:text-properties fo:font-variant="normal" fo:text-transform="none" fo:color="#000000" style:font-name="sans-serif" fo:font-size="12pt" fo:letter-spacing="normal" fo:font-style="normal" fo:font-weight="normal" officeooo:rsid="002eec7c" style:font-size-asian="12pt" style:font-weight-asian="normal" style:font-size-complex="12pt" style:font-weight-complex="normal"/>
    </style:style>
    <style:style style:name="T81" style:family="text">
      <style:text-properties fo:font-variant="normal" fo:text-transform="none" fo:color="#000000" style:font-name="sans-serif" fo:font-size="15pt" fo:letter-spacing="normal" fo:font-style="normal" fo:font-weight="bold" style:font-size-asian="15pt" style:font-weight-asian="bold" style:font-size-complex="15pt" style:font-weight-complex="bold"/>
    </style:style>
    <style:style style:name="T82" style:family="text">
      <style:text-properties fo:font-variant="normal" fo:text-transform="none" fo:color="#000000" style:font-name="Sans-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83" style:family="text">
      <style:text-properties fo:color="#000000" officeooo:rsid="0022ce1a"/>
    </style:style>
    <style:style style:name="T84" style:family="text">
      <style:text-properties style:font-name="Sans-serif" fo:font-size="15pt" fo:language="zxx" fo:country="none" fo:font-weight="bold" officeooo:rsid="002cb71b" style:font-size-asian="13.1000003814697pt" style:language-asian="zxx" style:country-asian="none" style:font-weight-asian="bold" style:font-size-complex="15pt" style:language-complex="zxx" style:country-complex="none" style:font-weight-complex="bold"/>
    </style:style>
    <style:style style:name="T85" style:family="text">
      <style:text-properties style:font-name="Sans-serif" fo:font-size="12pt" fo:language="zxx" fo:country="none" fo:font-weight="normal" officeooo:rsid="002cb71b" style:font-size-asian="10.5pt" style:language-asian="zxx" style:country-asian="none" style:font-weight-asian="normal" style:font-size-complex="12pt" style:language-complex="zxx" style:country-complex="none" style:font-weight-complex="normal"/>
    </style:style>
    <style:style style:name="T86" style:family="text">
      <style:text-properties fo:font-size="18pt" style:font-size-asian="18pt" style:font-size-complex="18pt"/>
    </style:style>
    <style:style style:name="T87" style:family="text">
      <style:text-properties fo:font-size="18pt" officeooo:rsid="001cdb21" style:font-size-asian="18pt" style:font-size-complex="18pt"/>
    </style:style>
    <style:style style:name="T88" style:family="text">
      <style:text-properties fo:font-size="18pt" officeooo:rsid="0044e380" style:font-size-asian="18pt" style:font-size-complex="18pt"/>
    </style:style>
    <style:style style:name="T89" style:family="text">
      <style:text-properties officeooo:rsid="00203de9"/>
    </style:style>
    <style:style style:name="T90" style:family="text">
      <style:text-properties officeooo:rsid="00203de9" style:font-size-asian="15pt" style:font-weight-asian="bold" style:font-size-complex="15pt" style:font-weight-complex="bold"/>
    </style:style>
    <style:style style:name="T91" style:family="text">
      <style:text-properties officeooo:rsid="0027652e"/>
    </style:style>
    <style:style style:name="T92" style:family="text">
      <style:text-properties officeooo:rsid="0044a73f"/>
    </style:style>
    <style:style style:name="T93" style:family="text">
      <style:text-properties officeooo:rsid="0044e3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VOD</text:p>
      <text:p text:style-name="P7"/>
      <text:p text:style-name="P7"/>
      <text:p text:style-name="P7"><text:span text:style-name="T1">Razvoj programskih jezika, u bliskoj je vezi sa razvojem računara tj. sa ra</text:span>zvojem hardvera. Programiranje u današnjem smislu nastalo je sa pojavom računara fon Nojmanovog tipa čiji se rad kontroliše programima koji su smešteni u memoriji, zajedno sa podacima nad kojim operišu. Na prvim računarima tog tipa moglo je da se programira samo na mašinski zavisnim programskim jezicima, a od polovine 1950-ih nastali su jezici višeg nivoa koji su drastično olakšali programiranje.</text:p>
      <text:p text:style-name="P7">Prvi programski jezici zahtevali su od programera da bude upoznat sa najfinijim detaljima računara koji se programira. Problemi ovakvog načina programiranja su višestruki. Naime, ukoliko je želeo da programira na novom računaru, programer je morao da izuči sve detalje njegove arhitekture (na primer, skup instrukcija procesora, broj registara, organizaciju memorije). Programi napisani za jedan računar mogli su da se izvršavaju isključivo na istim takvim</text:p>
      <text:p text:style-name="P7">računarima i prenosivost programa nije bila moguća.</text:p>
      <text:p text:style-name="P7">Viši programski jezici namenjeni su ljudima a ne mašinama i sakrivaju deta-</text:p>
      <text:p text:style-name="P7">lje konkretnih računara od programera. Specijalizovani programi (tzv. Jezički procesori, programski prevodioci <text:span text:style-name="T2">ili </text:span>kompilatori i interpretatori) na osnovu spe-</text:p>
      <text:p text:style-name="P7">cifikacije zadate na višem (apstraktnijem) nivou mogu automatski da proizvedu</text:p>
      <text:p text:style-name="P7">mašinski kôd za specifičan računar na kojem se programi izvršavaju. Ovim se omogućava prenosivost programa (pri čemu, da bi se program mogao <text:span text:style-name="T2">i</text:span>zvršavati na nekom konkretnom računaru, potrebno je da postoji procesor višeg programskog jezika baš za taj računar). Takođe, znatno se povećava nivo apstrakcije prilikom procesa programiranja što u mnogome olakšava ovaj proces.</text:p>
      <text:p text:style-name="P7">Razvojni ciklus programa u većini savremenih viših programskih jezika teče</text:p>
      <text:p text:style-name="P7">na sledeći način. Danas je, nakon faze planiranja, prva faza u razvoju programa njegovo pisanje tj. unošenje programa na višem programskom jeziku</text:p>
      <text:p text:style-name="P28"><text:span text:style-name="T3">(tzv. izvorni program ili izvorni kôd </text:span>– <text:span text:style-name="T3">engl. source code), što se radi pomoću</text:span></text:p>
      <text:p text:style-name="P7">nekog editora teksta. Naredna faza je njegovo prevođenje, kada se na osnovu</text:p>
      <text:p text:style-name="P28"><text:span text:style-name="T3">izvornog programa na višem programskom jeziku dobija prevedeni kôd na asemblerskom odnosno mašinskom jeziku (tzv.objektni kôd</text:span>– <text:span text:style-name="T3">engl. object code),</text:span></text:p>
      <text:p text:style-name="P7">što se radi pomoću nekog programskog prevodioca. U fazi povezivanja više objektnih programa povezuje se sa objektnim kôdom iz standardne biblioteke u jedinstvenu celinu (tzv. izvršivi program – engl. executable program). Povezivanje vrši specijalizovan program povezivač, tj. linker</text:p>
      <text:p text:style-name="P7">(engl. linker) ili uređivač veza. Nakon povezivanja, kreiran je program u izvršivom obliku i on može da se izvršava. Nabrojane faze se obično ponavljaju, vrši se dopuna programa, ispravljanje grešaka, itd.</text:p>
      <text:p text:style-name="P7"/>
      <text:p text:style-name="P7"/>
      <text:p text:style-name="P1">Razvoj programskih jezika</text:p>
      <text:p text:style-name="P1"/>
      <text:p text:style-name="P1">ne<text:span text:style-name="T93">š</text:span>to o tome ukratko</text:p>
      <text:p text:style-name="P1"/>
      <text:p text:style-name="P1">slika</text:p>
      <text:p text:style-name="P2"><text:soft-page-break/></text:p>
      <text:p text:style-name="P29"><text:span text:style-name="T87">I generacija ra</text:span><text:span text:style-name="T88">č</text:span><text:span text:style-name="T87">unara(</text:span><text:span text:style-name="T86">1939 -1958</text:span><text:span text:style-name="T87">)</text:span></text:p>
      <text:p text:style-name="P8"/>
      <text:p text:style-name="P8"><text:span text:style-name="T19">K</text:span>orist<text:span text:style-name="T19">e</text:span> elektronske cevi kao osnovne logi<text:span text:style-name="T93">č</text:span>ke elemente <text:span text:style-name="T13">koje su</text:span> nepouzdane, tro<text:span text:style-name="T93">š</text:span>e mnogo struje, mnogo se zagrevaju, velike su i mnogobrojne, pa su ra<text:span text:style-name="T93">č</text:span>unari ogromni. </text:p>
      <text:p text:style-name="P8"/>
      <text:p text:style-name="P8"><text:span text:style-name="T13">U</text:span>lazn<text:span text:style-name="T13">a</text:span> tehnologij<text:span text:style-name="T13">a-</text:span>bu<text:span text:style-name="T92">š</text:span>ene kartice, </text:p>
      <text:p text:style-name="P8"><text:span text:style-name="T92">U</text:span>nutra<text:span text:style-name="T92">š</text:span>n<text:span text:style-name="T13">ja</text:span> memorij<text:span text:style-name="T13">a-rotirajući magnetni doboši</text:span>,</text:p>
      <text:p text:style-name="P8"><text:span text:style-name="T92">J</text:span>ezik za programiranje - ma<text:span text:style-name="T92">š</text:span>inski ili simboli<text:span text:style-name="T93">č</text:span>ki <text:span text:style-name="T14">(asemblerski)</text:span>. </text:p>
      <text:p text:style-name="P2"/>
      <text:p text:style-name="P3">II generacija ra<text:span text:style-name="T93">č</text:span>unara(<text:span text:style-name="T13">1959-1963</text:span>)</text:p>
      <text:p text:style-name="P9"/>
      <text:p text:style-name="P9"><text:span text:style-name="T15">Počinju da se prave</text:span> tranzistori <text:span text:style-name="T15">od silicijuma koji</text:span> su sitniji, <text:span text:style-name="T15">jeftiniji</text:span>, zauzimaju</text:p>
      <text:p text:style-name="P9">mnogo manje prostora, pouzdaniji su, tro<text:span text:style-name="T93">š</text:span>e manje struje, manje se zagrevaju <text:span text:style-name="T15">i</text:span> brzi su od elektronskih cevi. Kao i cevi, morali su da se zavaruju i uklapaju</text:p>
      <text:p text:style-name="P9">zajedno tako da formiraju elektronsko kolo.</text:p>
      <text:p text:style-name="P9"/>
      <text:p text:style-name="P10"><text:span text:style-name="T92">U</text:span>nutra<text:span text:style-name="T92">š</text:span>nja memorija-magnetno jezgro (mali magneti oblika</text:p>
      <text:p text:style-name="P10">torusa)</text:p>
      <text:p text:style-name="P10"><text:span text:style-name="T92">S</text:span>polj<text:span text:style-name="T19">ašnja</text:span> memorij<text:span text:style-name="T19">a- magnetni diskovi i trake</text:span></text:p>
      <text:p text:style-name="P10"><text:span text:style-name="T92">Z</text:span>a programi<text:span text:style-name="T19">ranje se koriste viši programski jezici</text:span></text:p>
      <text:p text:style-name="P9"/>
      <text:p text:style-name="P9">Kori<text:span text:style-name="T92">šć</text:span>enje ra<text:span text:style-name="T92">č</text:span>unara je u velikom <text:span text:style-name="T16">porastu, javljaju se novi korisnici i programski paketi. Programi postaju </text:span><text:span text:style-name="T18">č</text:span><text:span text:style-name="T16">itljiviji </text:span><text:span text:style-name="T18">i</text:span><text:span text:style-name="T16"> </text:span><text:span text:style-name="T17">prenosiviji.</text:span></text:p>
      <text:p text:style-name="P12"/>
      <text:p text:style-name="P12"/>
      <text:p text:style-name="P30"><text:span text:style-name="T21">FORTRAN </text:span><text:span text:style-name="T12">- </text:span><text:span text:style-name="T3">nastao u periodu 1953-1957 godine. Njegov glavni autor je Džon Bakus, koji je implementirao i prvi interpretator i prvi kompilator za ovaj jezik. Ime FORTRAN dolazi od </text:span><text:span text:style-name="T4">The IBM Mathematical FORmula TRANslating System</text:span><text:span text:style-name="T3">, što ukazuje na to da je osnovna motivacija bila da se u okviru naučno-tehničkih primena omogući unošenje matematičkih formula, dok je sistem taj koji bi unete matematičke formule prevodio u niz instrukcija koje računar može da izvršava. </text:span>Do danas Fortran je dodao podršku za struktuirano, objektno-orjentisano i konkurentno programiranje. <text:span text:style-name="T3">Fortran je bio baza za dizajn velikom broju programskih jezika. Jedan od poznatijih čiji se dizajn bazira na Fortranu II je BASIC.</text:span></text:p>
      <text:p text:style-name="P11"/>
      <text:p text:style-name="P10"><text:span text:style-name="T22">Lisp</text:span><text:span text:style-name="T15"> (LISt Processing) - Dzon Mekarti (John McCarthy, SAD) ga objavljuje godinu dana nakon FORTRAN-a (</text:span>1958). <text:span text:style-name="T19">P</text:span>ravi <text:span text:style-name="T19">je</text:span> primer funkcionalnog programiranja. Na početku je bio omiljen za razvoj veštačke inteligencije. Kao jedan od prvih programskih jezika, Lisp je dodao ideje o strukturi <text:span text:style-name="T20">stabla</text:span>, automatsko skladi<text:span text:style-name="T93">š</text:span>tenje podataka, funkcije vi<text:span text:style-name="T93">š</text:span>eg reda, rekurziju itd. <text:s/></text:p>
      <text:p text:style-name="P10"/>
      <text:p text:style-name="P31"><text:span text:style-name="T21">COBOL</text:span><text:span text:style-name="T3"> (COmmon Business Oriented Language) - </text:span>služi za pisanje biznis i finansijskih aplikacija i kao podrška administrativnim sistemima u kompanijama i vladama. <text:span text:style-name="T89">D</text:span>izajniran <text:span text:style-name="T89">je</text:span> 1959. godine od strane <text:span text:style-name="T83">CODASYL</text:span> i delimično se bazirao na prethodnom programskom jeziku koji je dizajnirala <text:span text:style-name="T26">Grejs Hoper</text:span>. <text:span text:style-name="T89">Proširenja uknjučuju podršku za strukturalno i objektno-orijentisano programiranje. </text:span></text:p>
      <text:p text:style-name="P19"><text:soft-page-break/><text:span text:style-name="T90">ALGOL</text:span><text:span text:style-name="T27"> </text:span><text:span text:style-name="T29">(ALGOrithmic Language) – proceduralni jezik, izmi</text:span><text:span text:style-name="T30">šljen 1958. godine.</text:span></text:p>
      <text:p text:style-name="P20"><text:span text:style-name="T30">D</text:span><text:span text:style-name="T28">izajniran je kako bi se izbegli neki problemi sa FORTRAN-om. Imao je dosta uticaja jezike koji su dosli kasnije kao što su C,</text:span><text:span text:style-name="T31"> P</text:span><text:span text:style-name="T28">askal i jo</text:span><text:span text:style-name="T31">š</text:span><text:span text:style-name="T28"> mnogo drugih.</text:span></text:p>
      <text:p text:style-name="P21"/>
      <text:p text:style-name="P4"><text:span text:style-name="T23">III</text:span><text:span text:style-name="T24"> generacija </text:span><text:span text:style-name="T23">ra</text:span><text:span text:style-name="T25">č</text:span><text:span text:style-name="T23">unara</text:span>(1964 - sredina 70-tih)</text:p>
      <text:p text:style-name="P22"/>
      <text:p text:style-name="P13"/>
      <text:p text:style-name="P14"><text:span text:style-name="T91">Treća generacija računara b</text:span>ila je zasnovana na integrisanim kolima smeštenim na silicijumskim čipovima. <text:span text:style-name="T91">Računari se smanjuju i njihova brzina je veća, samim tim imaju veću primenu u društvu. Njihova poslovna primena je zahtevala nove programske jezik. Pored toga uvode se i standardi za više programske jezike kao što je ANSI FORTRAN. Većina jezičkih paradigmi koje danas koristimo su nastale u ovo doba.</text:span></text:p>
      <text:p text:style-name="P14"/>
      <text:p text:style-name="P23">Simula<text:span text:style-name="T6"> –</text:span><text:span text:style-name="T7"> dizajniran 196</text:span><text:span text:style-name="T9">2</text:span><text:span text:style-name="T7">, </text:span><text:span text:style-name="T8">koji je sintaksi</text:span><text:span text:style-name="T11">č</text:span><text:span text:style-name="T8">ki naslednik ALGOL 60 , </text:span><text:span text:style-name="T9">smatra se prvim objektno-orjentisanim jezikom, zbog uvo</text:span><text:span text:style-name="T11">đ</text:span><text:span text:style-name="T9">enja objekata, klasi, nasleđivanja i slično. Koristi se za modeliranje procesa, algoritama, protokola kao i u rašunarskoj grafici.</text:span></text:p>
      <text:p text:style-name="P15"/>
      <text:p text:style-name="P24">C –<text:span text:style-name="T7"> proceduralni programski jezik nastao 1972. godine . Autor jezika je Denis Riči, a nastao u ist</text:span><text:span text:style-name="T11">r</text:span><text:span text:style-name="T7">aživačkom centru Bell Laboratories za potrebe operativnog sistema UNIX. </text:span><text:span text:style-name="T10">Njegova arhitektura i logika se nije mnogo razlikovala od asemblerske. Takođe postoje izrazi koji pozivaju odgovarajuće asemblerske naredbe.</text:span></text:p>
      <text:p text:style-name="P16"/>
      <text:p text:style-name="P33"><text:span text:style-name="T84">Pascal –</text:span><text:span text:style-name="T85"> </text:span><text:a xlink:type="simple" xlink:href="https://sr.wikipedia.org/wiki/Императивно_програмирање" text:style-name="Internet_20_link" text:visited-style-name="Visited_20_Internet_20_Link"><text:span text:style-name="T72">imperativn</text:span></text:a><text:span text:style-name="T73">i </text:span><text:span text:style-name="T72">programski jezi</text:span><text:span text:style-name="T73">k</text:span><text:span text:style-name="T82">, koji je </text:span><text:span text:style-name="T72">1970</text:span><text:span text:style-name="T82">. godine razvio </text:span><text:span text:style-name="T72">Niklaus Virt</text:span><text:span text:style-name="T82">, kao jezik pogodan za učenje </text:span><text:span text:style-name="T72">strukturnog programiranja</text:span><text:span text:style-name="T82">. Imenovan je po čuvenom francuskom </text:span><text:span text:style-name="T72">matematičaru </text:span><text:span text:style-name="T82">I </text:span><text:span text:style-name="T72">filozofu Blezu Paskalu</text:span><text:span text:style-name="T82">, tvorcu prve računske mašine koja je imala mogućnost izvođenja operacije sabiranja. Standardizovan je 1983. godine od strane Međunarodnog komiteta za standardizaciju. </text:span><text:span text:style-name="T77">Paskal je razvijen po obrazcu jezika </text:span><text:span text:style-name="T32">ALGOL 60</text:span><text:span text:style-name="T77">.</text:span></text:p>
      <text:p text:style-name="P34"/>
      <text:h text:style-name="P44" text:outline-level="1"><text:bookmark text:name="firstHeading"/><text:span text:style-name="T81">SQL</text:span><text:span text:style-name="T78"> </text:span><text:span text:style-name="T79">(Structured Query Language)</text:span><text:span text:style-name="T78">– </text:span><text:span text:style-name="T79">je relacioni upitni jezik </text:span><text:span text:style-name="T80">nastao u IBM-ovoj istraživačkoj laboratoriji 1974. godine. Jezik se u početku zvao </text:span><text:span text:style-name="T35">SEQUEL (</text:span><text:span text:style-name="T50">Structured English Query Language</text:span><text:span text:style-name="T35">) i predstavljao je programski interfejs (API) za System R, prototipski sistem za upravljanje bazom podataka.</text:span></text:h>
      <text:p text:style-name="P45"/>
      <text:p text:style-name="P5"><text:span text:style-name="T51">I</text:span><text:span text:style-name="T53">V</text:span><text:span text:style-name="T52"> generacija </text:span><text:span text:style-name="T51">ra</text:span><text:span text:style-name="T57">č</text:span><text:span text:style-name="T51">unara</text:span><text:span text:style-name="T53"> </text:span><text:span text:style-name="T54">pre interneta</text:span><text:span text:style-name="T53">(1980-1990)</text:span></text:p>
      <text:p text:style-name="P35"/>
      <text:p text:style-name="P36"/>
      <text:p text:style-name="P17"><text:span text:style-name="T54">Četvrta generacija zansovana</text:span><text:span text:style-name="T53"> je na visoko integrisanim kolima kod kojih je na hiljade kola smeš</text:span><text:span text:style-name="T57">t</text:span><text:span text:style-name="T53">eno na jedan silikonski čip. </text:span><text:span text:style-name="T54">Prvi mikropocesori su nastali i cela procesorksa jedinica je stajala na jednom čipu. Ovakva tehnologija smanjila je veličinu računara pa su samim tim bili i pogodniji za kućnu upotrebu.</text:span></text:p>
      <text:p text:style-name="P18"><text:span text:style-name="T54">P</text:span><text:span text:style-name="T55">rogramski jezici koji su nastali u ovo doba nisu se zasnivali na novim paradigmama, već su sve novitete samo dodavali na paradigme prošle decenije.</text:span></text:p>
      <text:p text:style-name="P37"><text:soft-page-break/></text:p>
      <text:p text:style-name="P32"><text:span text:style-name="T61">C</text:span><text:span text:style-name="T62">++</text:span><text:span text:style-name="T34"> </text:span><text:span text:style-name="T37">- </text:span><text:span text:style-name="T33">viši programski jezik koji je prvobitno razvijen u Bell Labs za objektno orijentisano programiranje u projektu pod rukovodstvom Bjarnea Stroustrupa tokom 1980-ih kao proširenje programskog jezika C. </text:span><text:span text:style-name="T34">Kasnije 1998. godine je i standardizovan.</text:span></text:p>
      <text:p text:style-name="P38"/>
      <text:p text:style-name="P32"><text:span text:style-name="T49">MATLAB</text:span><text:span text:style-name="T34"> (Matrix Laboratory)- </text:span><text:span text:style-name="T63">okruženje za numeričke proračune</text:span><text:span text:style-name="T74"> </text:span><text:span text:style-name="T63">i programski jezik četvrte generacije</text:span><text:span text:style-name="T74"> </text:span><text:span text:style-name="T63">koji je razvila firma MathWorks. MATLAB omogućava lako manipulisanje matricama, prikazivanje funkcija , implementaciju algoritama, stvaranje grafičkog korisničkog interfejsa kao i povezivanje sa programima pisanim u drugim jezicima među kojima su C, C++, C#, Java, Fortran</text:span><text:span text:style-name="T74"> </text:span><text:span text:style-name="T63">i Python.</text:span></text:p>
      <text:p text:style-name="P39"/>
      <text:p text:style-name="P41"><text:span text:style-name="T76">P</text:span><text:span text:style-name="T75">erl –</text:span><text:span text:style-name="T64"> </text:span><text:span text:style-name="T65">nastao je 1987. godine kao Unix skripting jezik radi </text:span><text:span text:style-name="T66">lakšeg</text:span><text:span text:style-name="T65"> izvršavanja procesa. </text:span><text:span text:style-name="T66">Perl uzima atribute od C-a i shell-a , </text:span><text:span text:style-name="T67">kasnije tokom njegovog razvitka Perl dodaje i podršku za objekte,reference,leksičke varijable i module.</text:span></text:p>
      <text:p text:style-name="P40"/>
      <text:p text:style-name="P42"><text:span text:style-name="T75">Wolfram Language</text:span><text:span text:style-name="T64"> – </text:span><text:span text:style-name="T70">jezik koji pripada više paradgmi</text:span><text:span text:style-name="T67"> razvio Wolfram Reaserch koji se koristi za matematičko simboličko izračunavanje u programu Mathematica i u Wolfram Programming Cloud-u. </text:span><text:span text:style-name="T71">Pripada paradigmama </text:span><text:span text:style-name="T67">simboličko</text:span><text:span text:style-name="T71">g</text:span><text:span text:style-name="T67"> izračunavanj</text:span><text:span text:style-name="T71">a</text:span><text:span text:style-name="T67">, funkcionalno programiranje i logičko programiranje. </text:span><text:span text:style-name="T68">Funkcije koje su napravljene do sad su za generisanje i pokretanje Tjuringovih mašina, kreiranje grafike i zvuka, analiziranje 3D modela, manipulaciju matrica i rešavanje diferencijalnih jednačina.</text:span></text:p>
      <text:p text:style-name="P46"/>
      <text:p text:style-name="P43"><text:span text:style-name="T76">A</text:span><text:span text:style-name="T75">da –</text:span><text:span text:style-name="T64"> projektovan od strane Ministarstva Odbrane SAD, 1980. </text:span><text:span text:style-name="T69">godine. Nastao <text:s/>je kako bi se sve odbrambene aplikacije pisale u njemu. Bitno svojstvo Ade je multitasking, koji omog</text:span><text:span text:style-name="T71">u</text:span><text:span text:style-name="T69">ćava istovremeno izv</text:span><text:span text:style-name="T71">r</text:span><text:span text:style-name="T69">šavanje većeg broja programa.</text:span></text:p>
      <text:p text:style-name="P47"/>
      <text:p text:style-name="P6"><text:span text:style-name="T51">I</text:span><text:span text:style-name="T53">V</text:span><text:span text:style-name="T52"> generacija </text:span><text:span text:style-name="T51">racunara</text:span><text:span text:style-name="T56"> posle interneta</text:span><text:span text:style-name="T53">(</text:span><text:span text:style-name="T56">1990-</text:span><text:span text:style-name="T58">e</text:span><text:span text:style-name="T53">)</text:span></text:p>
      <text:p text:style-name="P48"/>
      <text:p text:style-name="P25"><text:span text:style-name="T60">H</text:span><text:span text:style-name="T59">askell –</text:span><text:span text:style-name="T36"> </text:span><text:span text:style-name="T38">funkcionalni, strogo tipiziran jezik opšte namene sa nestriktnom semantikom, </text:span><text:span text:style-name="T40">dizajniran 1990. godine</text:span><text:span text:style-name="T38">.</text:span><text:span text:style-name="T39"> Haskell karateriše lenjo izračunavanje, uparivanje šablona, tehnika zadavanja listi i polimorfizam tipova. </text:span><text:span text:style-name="T40">Funkcije u Haskell-u nemaju sporedne efekte.</text:span></text:p>
      <text:p text:style-name="P49"/>
      <text:p text:style-name="P25"><text:span text:style-name="T59">Python</text:span><text:span text:style-name="T36"> – </text:span><text:span text:style-name="T41">programski jezik visokog nivoa, opšte namene. Prvi put se pojavio 1991. godine. Python je dizajniran tako da je njegov kod što čitljiviji, to je postignuto tako što su uvedeni značajne beline. Python poseduje dinamički tipizaran sistem i automatsko upravljanje memorijom i </text:span><text:span text:style-name="T47">pripada više programskih </text:span><text:span text:style-name="T41">paradigmi.</text:span></text:p>
      <text:p text:style-name="P49"/>
      <text:p text:style-name="P25"><text:span text:style-name="T59">Visual Basic</text:span><text:span text:style-name="T36">- </text:span><text:span text:style-name="T42">zasnovan na događajima i sastavni deo programskog okruženja Microsoft. Bazira se na Basic-u, na njemu se aplikacije brzo razvijaju </text:span><text:span text:style-name="T43">i manipulišu baze podataka.</text:span></text:p>
      <text:p text:style-name="P49"/>
      <text:p text:style-name="P26"><text:span text:style-name="T59">Ruby</text:span><text:span text:style-name="T36">- </text:span><text:span text:style-name="T43">opšte nameski jezik, </text:span><text:span text:style-name="T44">pripada više</text:span><text:span text:style-name="T43"> paradigmi. Prvi put se pojavio 1995. godine. Na njegov razvoj najvise su uticali Perl, Ada i Lisp. </text:span><text:span text:style-name="T47">P</text:span><text:span text:style-name="T43">aradgm</text:span><text:span text:style-name="T47">e</text:span><text:span text:style-name="T43"> koj</text:span><text:span text:style-name="T47">ima</text:span><text:span text:style-name="T43"> </text:span><text:soft-page-break/><text:span text:style-name="T43">p</text:span><text:span text:style-name="T47">ripada</text:span><text:span text:style-name="T43"> su funkcionalno programiranje i objektno-orjentisano. Dinamički je tipiziran i poseduje automatsko manipulisanje memorijom.</text:span></text:p>
      <text:p text:style-name="P50"/>
      <text:p text:style-name="P25"><text:span text:style-name="T59">Java</text:span><text:span text:style-name="T36">- </text:span><text:span text:style-name="T43">opšte namenski jezik koji konkurentan, baziran na klasama i objektno-orjentisan.Prvi put se pojavio 1995. godine. Novitet koji donosi je da kada se program kompajluje onda može da se pokrene bilo gde. </text:span><text:span text:style-name="T44">Java aplikacije se kompajluju do bajt koda i onda može da se pokrene na bilo kojoj Java Virtuelnom mašini. Uticaj na njegovu sintaksu su najviše imali C i C++. Od 2016. godine Java je jedan od najpopularnjih jezika na svetu.</text:span></text:p>
      <text:p text:style-name="P49"/>
      <text:p text:style-name="P27"><text:span text:style-name="T59">JavaScript</text:span><text:span text:style-name="T36">- </text:span><text:span text:style-name="T44">interpretirani programski jezik, takođe je karakterizovan kao dimanički, slabo tipiziran i pripada </text:span><text:span text:style-name="T45">više </text:span><text:span text:style-name="T44">paradigmi. </text:span><text:span text:style-name="T45">HTML, CSS i JS zajedno su struktura svake internet stra</text:span><text:span text:style-name="T48">ni</text:span><text:span text:style-name="T45">ce danas. JS podržava objektno-orjentisano, funkcionalno i imperativno programiranje. Na JS je najviše uticao Self i Scheme.</text:span></text:p>
      <text:p text:style-name="P49"/>
      <text:p text:style-name="P25"><text:span text:style-name="T59">PHP</text:span><text:span text:style-name="T36">- </text:span><text:span text:style-name="T45">jezik za skriptovanje sa serverske strane specijalno dizajniran za Web development i takođe koršćen i kao opšte namenski jezik. Napravljen 1994. </text:span><text:span text:style-name="T46">godine. PHP je pre značilo Personal Home Page, danas je to promenjeno u PHP: Hypertext Preprocessor. Njegov interpreter je besplatan software koji može da se skine sa interneta.</text:span></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20:59:26.271978067</meta:creation-date>
    <dc:date>2018-11-04T17:54:06.710660795</dc:date>
    <meta:editing-duration>PT1H6M50S</meta:editing-duration>
    <meta:editing-cycles>9</meta:editing-cycles>
    <meta:generator>LibreOffice/6.1.2.1$Linux_X86_64 LibreOffice_project/10$Build-1</meta:generator>
    <meta:document-statistic meta:table-count="0" meta:image-count="0" meta:object-count="0" meta:page-count="5" meta:paragraph-count="59" meta:word-count="1602" meta:character-count="11282" meta:non-whitespace-character-count="9721"/>
  </office:meta>
</office:document-meta>
</file>